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edingsmet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ava-traineeship YoungCapital</text:p>
            <text:p>Karen Berntsen</text:p>
            <text:p>27-10-2017</text:p>
            <text:p>Zwol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chnieken</text:p>
              </text:list-item>
              <text:list-item>
                <text:p>Voedings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iek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3">
              <text:list-item>
                <text:p>Backend:</text:p>
                <text:list>
                  <text:list-item>
                    <text:p>SQL</text:p>
                  </text:list-item>
                  <text:list-item>
                    <text:p>Hibernate</text:p>
                  </text:list-item>
                  <text:list-item>
                    <text:p>Maven</text:p>
                  </text:list-item>
                  <text:list-item>
                    <text:p>Spring</text:p>
                  </text:list-item>
                  <text:list-item>
                    <text:p>Java</text:p>
                  </text:list-item>
                </text:list>
              </text:list-item>
              <text:list-item>
                <text:p>Frontend:</text:p>
                <text:list>
                  <text:list-item>
                    <text:p>HTML</text:p>
                  </text:list-item>
                  <text:list-item>
                    <text:p>CSS</text:p>
                  </text:list-item>
                  <text:list-item>
                    <text:p>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oedingsmet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6:34:12.716645163</meta:creation-date>
    <dc:date>2017-10-23T16:41:20.139603061</dc:date>
    <meta:editing-duration>PT7M9S</meta:editing-duration>
    <meta:editing-cycles>1</meta:editing-cycles>
    <meta:document-statistic meta:object-count="37"/>
    <meta:generator>LibreOffice/5.1.6.2$Linux_X86_64 LibreOffice_project/10m0$Build-2</meta:generator>
  </office:meta>
</office:document-meta>
</file>